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0165in" svg:y="1.5134in">
            <draw:object draw:notify-on-update-of-ranges="Sheet1.A17:Sheet1.A17 Sheet1.B17:Sheet1.K17 Sheet1.A18:Sheet1.A18 Sheet1.B18:Sheet1.K18 Sheet1.A19:Sheet1.A19 Sheet1.B19:Sheet1.K19 Sheet1.A20:Sheet1.A20 Sheet1.B20:Sheet1.K20 Sheet1.A21:Sheet1.A21 Sheet1.B21:Sheet1.K21 Sheet1.A22:Sheet1.A22 Sheet1.B22:Sheet1.K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0" table:default-cell-style-name="Default"/>
        <table:table-row table:style-name="ro1" table:number-rows-repeated="3">
          <table:table-cell table:number-columns-repeated="110"/>
        </table:table-row>
        <table:table-row table:style-name="ro1">
          <table:table-cell table:style-name="ce1" office:value-type="float" office:value="0.250704056797083" calcext:value-type="float">
            <text:p>0.2507040568</text:p>
          </table:table-cell>
          <table:table-cell table:style-name="ce1" office:value-type="float" office:value="0.207655691938394" calcext:value-type="float">
            <text:p>0.2076556919</text:p>
          </table:table-cell>
          <table:table-cell table:style-name="ce1" office:value-type="float" office:value="0.374004141146079" calcext:value-type="float">
            <text:p>0.3740041411</text:p>
          </table:table-cell>
          <table:table-cell table:style-name="ce1" office:value-type="float" office:value="0.498757682304159" calcext:value-type="float">
            <text:p>0.4987576823</text:p>
          </table:table-cell>
          <table:table-cell table:style-name="ce1" office:value-type="float" office:value="0.0815564312082486" calcext:value-type="float">
            <text:p>0.0815564312</text:p>
          </table:table-cell>
          <table:table-cell table:style-name="ce1" office:value-type="float" office:value="0.487121671252654" calcext:value-type="float">
            <text:p>0.4871216713</text:p>
          </table:table-cell>
          <table:table-cell table:style-name="ce1" office:value-type="float" office:value="0.289828177203009" calcext:value-type="float">
            <text:p>0.2898281772</text:p>
          </table:table-cell>
          <table:table-cell table:style-name="ce1" office:value-type="float" office:value="0.161244595089877" calcext:value-type="float">
            <text:p>0.1612445951</text:p>
          </table:table-cell>
          <table:table-cell table:style-name="ce1" office:value-type="float" office:value="0.376956715251616" calcext:value-type="float">
            <text:p>0.3769567153</text:p>
          </table:table-cell>
          <table:table-cell table:style-name="ce1" office:value-type="float" office:value="0.453212492778519" calcext:value-type="float">
            <text:p>0.4532124928</text:p>
          </table:table-cell>
          <table:table-cell table:style-name="ce1" office:value-type="float" office:value="0.368169104318607" calcext:value-type="float">
            <text:p>0.3681691043</text:p>
          </table:table-cell>
          <table:table-cell table:style-name="ce1" office:value-type="float" office:value="0.274485794888977" calcext:value-type="float">
            <text:p>0.2744857949</text:p>
          </table:table-cell>
          <table:table-cell table:style-name="ce1" office:value-type="float" office:value="0.508151639954037" calcext:value-type="float">
            <text:p>0.50815164</text:p>
          </table:table-cell>
          <table:table-cell table:style-name="ce1" office:value-type="float" office:value="0.294533920208983" calcext:value-type="float">
            <text:p>0.2945339202</text:p>
          </table:table-cell>
          <table:table-cell table:style-name="ce1" office:value-type="float" office:value="0.436628339837397" calcext:value-type="float">
            <text:p>0.4366283398</text:p>
          </table:table-cell>
          <table:table-cell table:style-name="ce1" office:value-type="float" office:value="0.538708976677672" calcext:value-type="float">
            <text:p>0.5387089767</text:p>
          </table:table-cell>
          <table:table-cell table:style-name="ce1" office:value-type="float" office:value="0.633734131409033" calcext:value-type="float">
            <text:p>0.6337341314</text:p>
          </table:table-cell>
          <table:table-cell table:style-name="ce1" office:value-type="float" office:value="0.420125768312013" calcext:value-type="float">
            <text:p>0.4201257683</text:p>
          </table:table-cell>
          <table:table-cell table:style-name="ce1" office:value-type="float" office:value="0.0382919790533742" calcext:value-type="float">
            <text:p>0.0382919791</text:p>
          </table:table-cell>
          <table:table-cell table:style-name="ce1" office:value-type="float" office:value="0.303981627409361" calcext:value-type="float">
            <text:p>0.3039816274</text:p>
          </table:table-cell>
          <table:table-cell table:style-name="ce1" office:value-type="float" office:value="0.276425048137601" calcext:value-type="float">
            <text:p>0.2764250481</text:p>
          </table:table-cell>
          <table:table-cell table:style-name="ce1" office:value-type="float" office:value="0.626813134904321" calcext:value-type="float">
            <text:p>0.6268131349</text:p>
          </table:table-cell>
          <table:table-cell table:style-name="ce1" office:value-type="float" office:value="0.152605076156552" calcext:value-type="float">
            <text:p>0.1526050762</text:p>
          </table:table-cell>
          <table:table-cell table:style-name="ce1" office:value-type="float" office:value="0.144071408916234" calcext:value-type="float">
            <text:p>0.1440714089</text:p>
          </table:table-cell>
          <table:table-cell table:style-name="ce1" office:value-type="float" office:value="0.270043346234894" calcext:value-type="float">
            <text:p>0.2700433462</text:p>
          </table:table-cell>
          <table:table-cell table:style-name="ce1" office:value-type="float" office:value="0.239616919149261" calcext:value-type="float">
            <text:p>0.2396169191</text:p>
          </table:table-cell>
          <table:table-cell table:style-name="ce1" office:value-type="float" office:value="0.265123620615101" calcext:value-type="float">
            <text:p>0.2651236206</text:p>
          </table:table-cell>
          <table:table-cell table:style-name="ce1" office:value-type="float" office:value="0.18687045376193" calcext:value-type="float">
            <text:p>0.1868704538</text:p>
          </table:table-cell>
          <table:table-cell table:style-name="ce1" office:value-type="float" office:value="0.560925635177723" calcext:value-type="float">
            <text:p>0.5609256352</text:p>
          </table:table-cell>
          <table:table-cell table:style-name="ce1" office:value-type="float" office:value="0.272793101769388" calcext:value-type="float">
            <text:p>0.2727931018</text:p>
          </table:table-cell>
          <table:table-cell table:style-name="ce1" office:value-type="float" office:value="0.331535692385558" calcext:value-type="float">
            <text:p>0.3315356924</text:p>
          </table:table-cell>
          <table:table-cell table:style-name="ce1" office:value-type="float" office:value="0.254352168087682" calcext:value-type="float">
            <text:p>0.2543521681</text:p>
          </table:table-cell>
          <table:table-cell table:style-name="ce1" office:value-type="float" office:value="0.205467345151172" calcext:value-type="float">
            <text:p>0.2054673452</text:p>
          </table:table-cell>
          <table:table-cell table:style-name="ce1" office:value-type="float" office:value="0.240618780810615" calcext:value-type="float">
            <text:p>0.2406187808</text:p>
          </table:table-cell>
          <table:table-cell table:style-name="ce1" office:value-type="float" office:value="0.740890722079615" calcext:value-type="float">
            <text:p>0.7408907221</text:p>
          </table:table-cell>
          <table:table-cell table:style-name="ce1" office:value-type="float" office:value="0.70667688457057" calcext:value-type="float">
            <text:p>0.7066768846</text:p>
          </table:table-cell>
          <table:table-cell table:style-name="ce1" office:value-type="float" office:value="0.150631342575504" calcext:value-type="float">
            <text:p>0.1506313426</text:p>
          </table:table-cell>
          <table:table-cell table:style-name="ce1" office:value-type="float" office:value="0.196767587177313" calcext:value-type="float">
            <text:p>0.1967675872</text:p>
          </table:table-cell>
          <table:table-cell table:style-name="ce1" office:value-type="float" office:value="0.175467696685052" calcext:value-type="float">
            <text:p>0.1754676967</text:p>
          </table:table-cell>
          <table:table-cell table:style-name="ce1" office:value-type="float" office:value="0.231218121696613" calcext:value-type="float">
            <text:p>0.2312181217</text:p>
          </table:table-cell>
          <table:table-cell table:style-name="ce1" office:value-type="float" office:value="0.332275386225378" calcext:value-type="float">
            <text:p>0.3322753862</text:p>
          </table:table-cell>
          <table:table-cell table:style-name="ce1" office:value-type="float" office:value="0.89416653903722" calcext:value-type="float">
            <text:p>0.894166539</text:p>
          </table:table-cell>
          <table:table-cell table:style-name="ce1" office:value-type="float" office:value="0.0640020480983092" calcext:value-type="float">
            <text:p>0.0640020481</text:p>
          </table:table-cell>
          <table:table-cell table:style-name="ce1" office:value-type="float" office:value="0.688872892702975" calcext:value-type="float">
            <text:p>0.6888728927</text:p>
          </table:table-cell>
          <table:table-cell table:style-name="ce1" office:value-type="float" office:value="0.359437641271504" calcext:value-type="float">
            <text:p>0.3594376413</text:p>
          </table:table-cell>
          <table:table-cell table:style-name="ce1" office:value-type="float" office:value="0.421568412288312" calcext:value-type="float">
            <text:p>0.4215684123</text:p>
          </table:table-cell>
          <table:table-cell table:style-name="ce1" office:value-type="float" office:value="0.161555971434432" calcext:value-type="float">
            <text:p>0.1615559714</text:p>
          </table:table-cell>
          <table:table-cell table:style-name="ce1" office:value-type="float" office:value="0.371668895922545" calcext:value-type="float">
            <text:p>0.3716688959</text:p>
          </table:table-cell>
          <table:table-cell table:style-name="ce1" office:value-type="float" office:value="0.249156814675946" calcext:value-type="float">
            <text:p>0.2491568147</text:p>
          </table:table-cell>
          <table:table-cell table:style-name="ce1" office:value-type="float" office:value="0.26688218462457" calcext:value-type="float">
            <text:p>0.2668821846</text:p>
          </table:table-cell>
          <table:table-cell table:style-name="ce1" office:value-type="float" office:value="0.192541069780213" calcext:value-type="float">
            <text:p>0.1925410698</text:p>
          </table:table-cell>
          <table:table-cell table:style-name="ce1" office:value-type="float" office:value="0.101389724978691" calcext:value-type="float">
            <text:p>0.101389725</text:p>
          </table:table-cell>
          <table:table-cell table:style-name="ce1" office:value-type="float" office:value="0.367065174192899" calcext:value-type="float">
            <text:p>0.3670651742</text:p>
          </table:table-cell>
          <table:table-cell table:style-name="ce1" office:value-type="float" office:value="0.361353665556563" calcext:value-type="float">
            <text:p>0.3613536656</text:p>
          </table:table-cell>
          <table:table-cell table:style-name="ce1" office:value-type="float" office:value="0.107343531453255" calcext:value-type="float">
            <text:p>0.1073435315</text:p>
          </table:table-cell>
          <table:table-cell table:style-name="ce1" office:value-type="float" office:value="0.487154772442558" calcext:value-type="float">
            <text:p>0.4871547724</text:p>
          </table:table-cell>
          <table:table-cell table:style-name="ce1" office:value-type="float" office:value="0.346451227190337" calcext:value-type="float">
            <text:p>0.3464512272</text:p>
          </table:table-cell>
          <table:table-cell table:style-name="ce1" office:value-type="float" office:value="0.512335412159538" calcext:value-type="float">
            <text:p>0.5123354122</text:p>
          </table:table-cell>
          <table:table-cell table:style-name="ce1" office:value-type="float" office:value="0.218615867320759" calcext:value-type="float">
            <text:p>0.2186158673</text:p>
          </table:table-cell>
          <table:table-cell table:style-name="ce1" office:value-type="float" office:value="0.529502681718316" calcext:value-type="float">
            <text:p>0.5295026817</text:p>
          </table:table-cell>
          <table:table-cell table:style-name="ce1" office:value-type="float" office:value="0.147944606453546" calcext:value-type="float">
            <text:p>0.1479446065</text:p>
          </table:table-cell>
          <table:table-cell table:style-name="ce1" office:value-type="float" office:value="0.353783739022753" calcext:value-type="float">
            <text:p>0.353783739</text:p>
          </table:table-cell>
          <table:table-cell table:style-name="ce1" office:value-type="float" office:value="0.0829402823203315" calcext:value-type="float">
            <text:p>0.0829402823</text:p>
          </table:table-cell>
          <table:table-cell table:style-name="ce1" office:value-type="float" office:value="0.0867064697904306" calcext:value-type="float">
            <text:p>0.0867064698</text:p>
          </table:table-cell>
          <table:table-cell table:style-name="ce1" office:value-type="float" office:value="0.303975744898652" calcext:value-type="float">
            <text:p>0.3039757449</text:p>
          </table:table-cell>
          <table:table-cell table:style-name="ce1" office:value-type="float" office:value="0.345543345258565" calcext:value-type="float">
            <text:p>0.3455433453</text:p>
          </table:table-cell>
          <table:table-cell table:style-name="ce1" office:value-type="float" office:value="0.291687517004006" calcext:value-type="float">
            <text:p>0.291687517</text:p>
          </table:table-cell>
          <table:table-cell table:style-name="ce1" office:value-type="float" office:value="0.113785830398916" calcext:value-type="float">
            <text:p>0.1137858304</text:p>
          </table:table-cell>
          <table:table-cell table:style-name="ce1" office:value-type="float" office:value="0.394034462826206" calcext:value-type="float">
            <text:p>0.3940344628</text:p>
          </table:table-cell>
          <table:table-cell table:style-name="ce1" office:value-type="float" office:value="0.194665705356915" calcext:value-type="float">
            <text:p>0.1946657054</text:p>
          </table:table-cell>
          <table:table-cell table:style-name="ce1" office:value-type="float" office:value="0.144831030505414" calcext:value-type="float">
            <text:p>0.1448310305</text:p>
          </table:table-cell>
          <table:table-cell table:style-name="ce1" office:value-type="float" office:value="0.243243243243243" calcext:value-type="float">
            <text:p>0.2432432432</text:p>
          </table:table-cell>
          <table:table-cell table:style-name="ce1" office:value-type="float" office:value="0.4280234047483" calcext:value-type="float">
            <text:p>0.4280234047</text:p>
          </table:table-cell>
          <table:table-cell table:style-name="ce1" office:value-type="float" office:value="0.111976335403524" calcext:value-type="float">
            <text:p>0.1119763354</text:p>
          </table:table-cell>
          <table:table-cell table:style-name="ce1" office:value-type="float" office:value="0.36034580373601" calcext:value-type="float">
            <text:p>0.3603458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5591170191061" calcext:value-type="float">
            <text:p>0.068559117</text:p>
          </table:table-cell>
          <table:table-cell table:style-name="ce1" office:value-type="float" office:value="0.114271607550576" calcext:value-type="float">
            <text:p>0.1142716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8690136193479" calcext:value-type="float">
            <text:p>0.5886901362</text:p>
          </table:table-cell>
          <table:table-cell table:style-name="ce1" office:value-type="float" office:value="0.17284423995956" calcext:value-type="float">
            <text:p>0.17284424</text:p>
          </table:table-cell>
          <table:table-cell table:style-name="ce1" office:value-type="float" office:value="0.223957004382342" calcext:value-type="float">
            <text:p>0.2239570044</text:p>
          </table:table-cell>
          <table:table-cell table:style-name="ce1" office:value-type="float" office:value="0.0832250378576479" calcext:value-type="float">
            <text:p>0.0832250379</text:p>
          </table:table-cell>
          <table:table-cell table:style-name="ce1" office:value-type="float" office:value="0.229365234732508" calcext:value-type="float">
            <text:p>0.2293652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2392450615408" calcext:value-type="float">
            <text:p>0.1623924506</text:p>
          </table:table-cell>
          <table:table-cell table:style-name="ce1" office:value-type="float" office:value="0.14197455728409" calcext:value-type="float">
            <text:p>0.1419745573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778294310650951" calcext:value-type="float">
            <text:p>0.0778294311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237467075073191" calcext:value-type="float">
            <text:p>0.2374670751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246538166201189" calcext:value-type="float">
            <text:p>0.2465381662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0892033064933401" calcext:value-type="float">
            <text:p>0.0892033065</text:p>
          </table:table-cell>
          <table:table-cell table:style-name="ce1" office:value-type="float" office:value="0.0994897789517699" calcext:value-type="float">
            <text:p>0.09948977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6146407829949" calcext:value-type="float">
            <text:p>0.1861464078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272663880147973" calcext:value-type="float">
            <text:p>0.2726638801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6482437110267" calcext:value-type="float">
            <text:p>0.216482437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318567242083436" calcext:value-type="float">
            <text:p>0.3185672421</text:p>
          </table:table-cell>
          <table:table-cell table:style-name="ce1" office:value-type="float" office:value="0.210741369138221" calcext:value-type="float">
            <text:p>0.210741369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305435556222855" calcext:value-type="float">
            <text:p>0.305435556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0806184076731844" calcext:value-type="float">
            <text:p>0.0806184077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116677391184469" calcext:value-type="float">
            <text:p>0.1166773912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269190951029083" calcext:value-type="float">
            <text:p>0.02691909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0791922779611423" calcext:value-type="float">
            <text:p>0.07919227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276121567882149" calcext:value-type="float">
            <text:p>0.0276121568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126648195786797" calcext:value-type="float">
            <text:p>0.1266481958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0834460874843213" calcext:value-type="float">
            <text:p>0.0834460875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number-columns-repeated="22"/>
        </table:table-row>
        <table:table-row table:style-name="ro1"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805363918347373" calcext:value-type="float">
            <text:p>0.0805363918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173343955251749" calcext:value-type="float">
            <text:p>0.1733439553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345009887703036" calcext:value-type="float">
            <text:p>0.3450098877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171770822658567" calcext:value-type="float">
            <text:p>0.1717708227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6793346582866" calcext:value-type="float">
            <text:p>0.067933465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477716242600012" calcext:value-type="float">
            <text:p>0.0477716243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21482069209598" calcext:value-type="float">
            <text:p>0.2148206921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53458486791897" calcext:value-type="float">
            <text:p>0.1534584868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671436061768484" calcext:value-type="float">
            <text:p>0.0671436062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number-columns-repeated="2" table:style-name="ce1" office:value-type="float" office:value="0.0648945725453619" calcext:value-type="float">
            <text:p>0.064894572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3535062204129" calcext:value-type="float">
            <text:p>0.133535062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00524863881081478" calcext:value-type="float">
            <text:p>0.0052486388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number-columns-repeated="22"/>
        </table:table-row>
        <table:table-row table:style-name="ro1"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33438282928069" calcext:value-type="float">
            <text:p>0.0334382829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0648945725453619" calcext:value-type="float">
            <text:p>0.0648945725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18908627091038" calcext:value-type="float">
            <text:p>0.1890862709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08037411962533" calcext:value-type="float">
            <text:p>0.108037412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3761935548092" calcext:value-type="float">
            <text:p>0.3761935548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0225705140349359" calcext:value-type="float">
            <text:p>0.022570514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number-columns-repeated="2" table:style-name="ce1" office:value-type="float" office:value="0.025569561927462" calcext:value-type="float">
            <text:p>0.0255695619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25846633383975" calcext:value-type="float">
            <text:p>0.1258466334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40328008660177" calcext:value-type="float">
            <text:p>0.1403280087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6342563772661" calcext:value-type="float">
            <text:p>0.2263425638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number-columns-repeated="22"/>
        </table:table-row>
        <table:table-row table:style-name="ro1" table:number-rows-repeated="7">
          <table:table-cell table:number-columns-repeated="110"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([.$A$4:.$CJ$4];&quot;&gt;=&quot;&amp;[.B$17])" office:value-type="float" office:value="88" calcext:value-type="float">
            <text:p>88</text:p>
          </table:table-cell>
          <table:table-cell table:formula="of:=COUNTIF([.$A$4:.$CJ$4];&quot;&gt;=&quot;&amp;[.C$17])" office:value-type="float" office:value="77" calcext:value-type="float">
            <text:p>77</text:p>
          </table:table-cell>
          <table:table-cell table:formula="of:=COUNTIF([.$A$4:.$CJ$4];&quot;&gt;=&quot;&amp;[.D$17])" office:value-type="float" office:value="57" calcext:value-type="float">
            <text:p>57</text:p>
          </table:table-cell>
          <table:table-cell table:formula="of:=COUNTIF([.$A$4:.$CJ$4];&quot;&gt;=&quot;&amp;[.E$17])" office:value-type="float" office:value="36" calcext:value-type="float">
            <text:p>36</text:p>
          </table:table-cell>
          <table:table-cell table:formula="of:=COUNTIF([.$A$4:.$CJ$4];&quot;&gt;=&quot;&amp;[.F$17])" office:value-type="float" office:value="20" calcext:value-type="float">
            <text:p>20</text:p>
          </table:table-cell>
          <table:table-cell table:formula="of:=COUNTIF([.$A$4:.$CJ$4];&quot;&gt;=&quot;&amp;[.G$17])" office:value-type="float" office:value="12" calcext:value-type="float">
            <text:p>12</text:p>
          </table:table-cell>
          <table:table-cell table:formula="of:=COUNTIF([.$A$4:.$CJ$4];&quot;&gt;=&quot;&amp;[.H$17])" office:value-type="float" office:value="6" calcext:value-type="float">
            <text:p>6</text:p>
          </table:table-cell>
          <table:table-cell table:formula="of:=COUNTIF([.$A$4:.$CJ$4];&quot;&gt;=&quot;&amp;[.I$17])" office:value-type="float" office:value="3" calcext:value-type="float">
            <text:p>3</text:p>
          </table:table-cell>
          <table:table-cell table:formula="of:=COUNTIF([.$A$4:.$CJ$4];&quot;&gt;=&quot;&amp;[.J$17])" office:value-type="float" office:value="1" calcext:value-type="float">
            <text:p>1</text:p>
          </table:table-cell>
          <table:table-cell table:formula="of:=COUNTIF([.$A$4:.$CJ$4];&quot;&gt;=&quot;&amp;[.K$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1</text:p>
          </table:table-cell>
          <table:table-cell table:formula="of:=COUNTIF([.$A$5:.$CJ$5];&quot;&gt;=&quot;&amp;[.B17])" office:value-type="float" office:value="88" calcext:value-type="float">
            <text:p>88</text:p>
          </table:table-cell>
          <table:table-cell table:formula="of:=COUNTIF([.$A$5:.$CJ$5];&quot;&gt;=&quot;&amp;[.C17])" office:value-type="float" office:value="63" calcext:value-type="float">
            <text:p>63</text:p>
          </table:table-cell>
          <table:table-cell table:formula="of:=COUNTIF([.$A$5:.$CJ$5];&quot;&gt;=&quot;&amp;[.D17])" office:value-type="float" office:value="33" calcext:value-type="float">
            <text:p>33</text:p>
          </table:table-cell>
          <table:table-cell table:formula="of:=COUNTIF([.$A$5:.$CJ$5];&quot;&gt;=&quot;&amp;[.E17])" office:value-type="float" office:value="13" calcext:value-type="float">
            <text:p>13</text:p>
          </table:table-cell>
          <table:table-cell table:formula="of:=COUNTIF([.$A$5:.$CJ$5];&quot;&gt;=&quot;&amp;[.F17])" office:value-type="float" office:value="2" calcext:value-type="float">
            <text:p>2</text:p>
          </table:table-cell>
          <table:table-cell table:formula="of:=COUNTIF([.$A$5:.$CJ$5];&quot;&gt;=&quot;&amp;[.G17])" office:value-type="float" office:value="0" calcext:value-type="float">
            <text:p>0</text:p>
          </table:table-cell>
          <table:table-cell table:formula="of:=COUNTIF([.$A$5:.$CJ$5];&quot;&gt;=&quot;&amp;[.H17])" office:value-type="float" office:value="0" calcext:value-type="float">
            <text:p>0</text:p>
          </table:table-cell>
          <table:table-cell table:formula="of:=COUNTIF([.$A$5:.$CJ$5];&quot;&gt;=&quot;&amp;[.I17])" office:value-type="float" office:value="0" calcext:value-type="float">
            <text:p>0</text:p>
          </table:table-cell>
          <table:table-cell table:formula="of:=COUNTIF([.$A$5:.$CJ$5];&quot;&gt;=&quot;&amp;[.J17])" office:value-type="float" office:value="0" calcext:value-type="float">
            <text:p>0</text:p>
          </table:table-cell>
          <table:table-cell table:formula="of:=COUNTIF([.$A$5:.$CJ$5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2</text:p>
          </table:table-cell>
          <table:table-cell table:formula="of:=COUNTIF([.$A$6:.$CJ$6];&quot;&gt;=&quot;&amp;[.B17])" office:value-type="float" office:value="88" calcext:value-type="float">
            <text:p>88</text:p>
          </table:table-cell>
          <table:table-cell table:formula="of:=COUNTIF([.$A$6:.$CJ$6];&quot;&gt;=&quot;&amp;[.C17])" office:value-type="float" office:value="65" calcext:value-type="float">
            <text:p>65</text:p>
          </table:table-cell>
          <table:table-cell table:formula="of:=COUNTIF([.$A$6:.$CJ$6];&quot;&gt;=&quot;&amp;[.D17])" office:value-type="float" office:value="36" calcext:value-type="float">
            <text:p>36</text:p>
          </table:table-cell>
          <table:table-cell table:formula="of:=COUNTIF([.$A$6:.$CJ$6];&quot;&gt;=&quot;&amp;[.E17])" office:value-type="float" office:value="19" calcext:value-type="float">
            <text:p>19</text:p>
          </table:table-cell>
          <table:table-cell table:formula="of:=COUNTIF([.$A$6:.$CJ$6];&quot;&gt;=&quot;&amp;[.F17])" office:value-type="float" office:value="3" calcext:value-type="float">
            <text:p>3</text:p>
          </table:table-cell>
          <table:table-cell table:formula="of:=COUNTIF([.$A$6:.$CJ$6];&quot;&gt;=&quot;&amp;[.G17])" office:value-type="float" office:value="1" calcext:value-type="float">
            <text:p>1</text:p>
          </table:table-cell>
          <table:table-cell table:formula="of:=COUNTIF([.$A$6:.$CJ$6];&quot;&gt;=&quot;&amp;[.H17])" office:value-type="float" office:value="0" calcext:value-type="float">
            <text:p>0</text:p>
          </table:table-cell>
          <table:table-cell table:formula="of:=COUNTIF([.$A$6:.$CJ$6];&quot;&gt;=&quot;&amp;[.I17])" office:value-type="float" office:value="0" calcext:value-type="float">
            <text:p>0</text:p>
          </table:table-cell>
          <table:table-cell table:formula="of:=COUNTIF([.$A$6:.$CJ$6];&quot;&gt;=&quot;&amp;[.J17])" office:value-type="float" office:value="0" calcext:value-type="float">
            <text:p>0</text:p>
          </table:table-cell>
          <table:table-cell table:formula="of:=COUNTIF([.$A$6:.$CJ$6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3</text:p>
          </table:table-cell>
          <table:table-cell table:formula="of:=COUNTIF([.$A$7:.$CJ$7];&quot;&gt;=&quot;&amp;[.B17])" office:value-type="float" office:value="88" calcext:value-type="float">
            <text:p>88</text:p>
          </table:table-cell>
          <table:table-cell table:formula="of:=COUNTIF([.$A$7:.$CJ$7];&quot;&gt;=&quot;&amp;[.C17])" office:value-type="float" office:value="58" calcext:value-type="float">
            <text:p>58</text:p>
          </table:table-cell>
          <table:table-cell table:formula="of:=COUNTIF([.$A$7:.$CJ$7];&quot;&gt;=&quot;&amp;[.D17])" office:value-type="float" office:value="30" calcext:value-type="float">
            <text:p>30</text:p>
          </table:table-cell>
          <table:table-cell table:formula="of:=COUNTIF([.$A$7:.$CJ$7];&quot;&gt;=&quot;&amp;[.E17])" office:value-type="float" office:value="10" calcext:value-type="float">
            <text:p>10</text:p>
          </table:table-cell>
          <table:table-cell table:formula="of:=COUNTIF([.$A$7:.$CJ$7];&quot;&gt;=&quot;&amp;[.F17])" office:value-type="float" office:value="4" calcext:value-type="float">
            <text:p>4</text:p>
          </table:table-cell>
          <table:table-cell table:formula="of:=COUNTIF([.$A$7:.$CJ$7];&quot;&gt;=&quot;&amp;[.G17])" office:value-type="float" office:value="1" calcext:value-type="float">
            <text:p>1</text:p>
          </table:table-cell>
          <table:table-cell table:formula="of:=COUNTIF([.$A$7:.$CJ$7];&quot;&gt;=&quot;&amp;[.H17])" office:value-type="float" office:value="0" calcext:value-type="float">
            <text:p>0</text:p>
          </table:table-cell>
          <table:table-cell table:formula="of:=COUNTIF([.$A$7:.$CJ$7];&quot;&gt;=&quot;&amp;[.I17])" office:value-type="float" office:value="0" calcext:value-type="float">
            <text:p>0</text:p>
          </table:table-cell>
          <table:table-cell table:formula="of:=COUNTIF([.$A$7:.$CJ$7];&quot;&gt;=&quot;&amp;[.J17])" office:value-type="float" office:value="0" calcext:value-type="float">
            <text:p>0</text:p>
          </table:table-cell>
          <table:table-cell table:formula="of:=COUNTIF([.$A$7:.$CJ$7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4</text:p>
          </table:table-cell>
          <table:table-cell table:formula="of:=COUNTIF([.$A$8:.$CJ$8];&quot;&gt;=&quot;&amp;[.B17])" office:value-type="float" office:value="88" calcext:value-type="float">
            <text:p>88</text:p>
          </table:table-cell>
          <table:table-cell table:formula="of:=COUNTIF([.$A$8:.$CJ$8];&quot;&gt;=&quot;&amp;[.C17])" office:value-type="float" office:value="59" calcext:value-type="float">
            <text:p>59</text:p>
          </table:table-cell>
          <table:table-cell table:formula="of:=COUNTIF([.$A$8:.$CJ$8];&quot;&gt;=&quot;&amp;[.D17])" office:value-type="float" office:value="28" calcext:value-type="float">
            <text:p>28</text:p>
          </table:table-cell>
          <table:table-cell table:formula="of:=COUNTIF([.$A$8:.$CJ$8];&quot;&gt;=&quot;&amp;[.E17])" office:value-type="float" office:value="7" calcext:value-type="float">
            <text:p>7</text:p>
          </table:table-cell>
          <table:table-cell table:formula="of:=COUNTIF([.$A$8:.$CJ$8];&quot;&gt;=&quot;&amp;[.F17])" office:value-type="float" office:value="2" calcext:value-type="float">
            <text:p>2</text:p>
          </table:table-cell>
          <table:table-cell table:formula="of:=COUNTIF([.$A$8:.$CJ$8];&quot;&gt;=&quot;&amp;[.G17])" office:value-type="float" office:value="1" calcext:value-type="float">
            <text:p>1</text:p>
          </table:table-cell>
          <table:table-cell table:formula="of:=COUNTIF([.$A$8:.$CJ$8];&quot;&gt;=&quot;&amp;[.H17])" office:value-type="float" office:value="0" calcext:value-type="float">
            <text:p>0</text:p>
          </table:table-cell>
          <table:table-cell table:formula="of:=COUNTIF([.$A$8:.$CJ$8];&quot;&gt;=&quot;&amp;[.I17])" office:value-type="float" office:value="0" calcext:value-type="float">
            <text:p>0</text:p>
          </table:table-cell>
          <table:table-cell table:formula="of:=COUNTIF([.$A$8:.$CJ$8];&quot;&gt;=&quot;&amp;[.J17])" office:value-type="float" office:value="0" calcext:value-type="float">
            <text:p>0</text:p>
          </table:table-cell>
          <table:table-cell table:formula="of:=COUNTIF([.$A$8:.$CJ$8];&quot;&gt;=&quot;&amp;[.K17])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number-columns-repeated="110"/>
        </table:table-row>
        <table:table-row table:style-name="ro1">
          <table:table-cell/>
          <table:table-cell office:value-type="string" calcext:value-type="string">
            <text:p>Bucke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tches</text:p>
          </table:table-cell>
          <table:table-cell table:formula="of:=[.B18]-[.C18]" office:value-type="float" office:value="11" calcext:value-type="float">
            <text:p>11</text:p>
          </table:table-cell>
          <table:table-cell table:formula="of:=[.C18]-[.D18]" office:value-type="float" office:value="20" calcext:value-type="float">
            <text:p>20</text:p>
          </table:table-cell>
          <table:table-cell table:formula="of:=[.D18]-[.E18]" office:value-type="float" office:value="21" calcext:value-type="float">
            <text:p>21</text:p>
          </table:table-cell>
          <table:table-cell table:formula="of:=[.E18]-[.F18]" office:value-type="float" office:value="16" calcext:value-type="float">
            <text:p>16</text:p>
          </table:table-cell>
          <table:table-cell table:formula="of:=[.F18]-[.G18]" office:value-type="float" office:value="8" calcext:value-type="float">
            <text:p>8</text:p>
          </table:table-cell>
          <table:table-cell table:formula="of:=[.G18]-[.H18]" office:value-type="float" office:value="6" calcext:value-type="float">
            <text:p>6</text:p>
          </table:table-cell>
          <table:table-cell table:formula="of:=[.H18]-[.I18]" office:value-type="float" office:value="3" calcext:value-type="float">
            <text:p>3</text:p>
          </table:table-cell>
          <table:table-cell table:formula="of:=[.I18]-[.J18]" office:value-type="float" office:value="2" calcext:value-type="float">
            <text:p>2</text:p>
          </table:table-cell>
          <table:table-cell table:formula="of:=[.J18]-[.K18]" office:value-type="float" office:value="1" calcext:value-type="float">
            <text:p>1</text:p>
          </table:table-cell>
          <table:table-cell table:formula="of:=[.K18]-[.K18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1</text:p>
          </table:table-cell>
          <table:table-cell table:formula="of:=[.B19]-[.C19]" office:value-type="float" office:value="25" calcext:value-type="float">
            <text:p>25</text:p>
          </table:table-cell>
          <table:table-cell table:formula="of:=[.C19]-[.D19]" office:value-type="float" office:value="30" calcext:value-type="float">
            <text:p>30</text:p>
          </table:table-cell>
          <table:table-cell table:formula="of:=[.D19]-[.E19]" office:value-type="float" office:value="20" calcext:value-type="float">
            <text:p>20</text:p>
          </table:table-cell>
          <table:table-cell table:formula="of:=[.E19]-[.F19]" office:value-type="float" office:value="11" calcext:value-type="float">
            <text:p>11</text:p>
          </table:table-cell>
          <table:table-cell table:formula="of:=[.F19]-[.G19]" office:value-type="float" office:value="2" calcext:value-type="float">
            <text:p>2</text:p>
          </table:table-cell>
          <table:table-cell table:formula="of:=[.G19]-[.H19]" office:value-type="float" office:value="0" calcext:value-type="float">
            <text:p>0</text:p>
          </table:table-cell>
          <table:table-cell table:formula="of:=[.H19]-[.I19]" office:value-type="float" office:value="0" calcext:value-type="float">
            <text:p>0</text:p>
          </table:table-cell>
          <table:table-cell table:formula="of:=[.I19]-[.J19]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[.K19]-[.K19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2</text:p>
          </table:table-cell>
          <table:table-cell table:formula="of:=[.B20]-[.C20]" office:value-type="float" office:value="23" calcext:value-type="float">
            <text:p>23</text:p>
          </table:table-cell>
          <table:table-cell table:formula="of:=[.C20]-[.D20]" office:value-type="float" office:value="29" calcext:value-type="float">
            <text:p>29</text:p>
          </table:table-cell>
          <table:table-cell table:formula="of:=[.D20]-[.E20]" office:value-type="float" office:value="17" calcext:value-type="float">
            <text:p>17</text:p>
          </table:table-cell>
          <table:table-cell table:formula="of:=[.E20]-[.F20]" office:value-type="float" office:value="16" calcext:value-type="float">
            <text:p>16</text:p>
          </table:table-cell>
          <table:table-cell table:formula="of:=[.F20]-[.G20]" office:value-type="float" office:value="2" calcext:value-type="float">
            <text:p>2</text:p>
          </table:table-cell>
          <table:table-cell table:formula="of:=[.G20]-[.H20]" office:value-type="float" office:value="1" calcext:value-type="float">
            <text:p>1</text:p>
          </table:table-cell>
          <table:table-cell table:formula="of:=[.H20]-[.I20]" office:value-type="float" office:value="0" calcext:value-type="float">
            <text:p>0</text:p>
          </table:table-cell>
          <table:table-cell table:formula="of:=[.I20]-[.J20]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[.K20]-[.K20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3</text:p>
          </table:table-cell>
          <table:table-cell table:formula="of:=[.B21]-[.C21]" office:value-type="float" office:value="30" calcext:value-type="float">
            <text:p>30</text:p>
          </table:table-cell>
          <table:table-cell table:formula="of:=[.C21]-[.D21]" office:value-type="float" office:value="28" calcext:value-type="float">
            <text:p>28</text:p>
          </table:table-cell>
          <table:table-cell table:formula="of:=[.D21]-[.E21]" office:value-type="float" office:value="20" calcext:value-type="float">
            <text:p>20</text:p>
          </table:table-cell>
          <table:table-cell table:formula="of:=[.E21]-[.F21]" office:value-type="float" office:value="6" calcext:value-type="float">
            <text:p>6</text:p>
          </table:table-cell>
          <table:table-cell table:formula="of:=[.F21]-[.G21]" office:value-type="float" office:value="3" calcext:value-type="float">
            <text:p>3</text:p>
          </table:table-cell>
          <table:table-cell table:formula="of:=[.G21]-[.H21]" office:value-type="float" office:value="1" calcext:value-type="float">
            <text:p>1</text:p>
          </table:table-cell>
          <table:table-cell table:formula="of:=[.H21]-[.I21]" office:value-type="float" office:value="0" calcext:value-type="float">
            <text:p>0</text:p>
          </table:table-cell>
          <table:table-cell table:formula="of:=[.I21]-[.J21]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[.K21]-[.K21]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Random 4</text:p>
          </table:table-cell>
          <table:table-cell table:formula="of:=[.B22]-[.C22]" office:value-type="float" office:value="29" calcext:value-type="float">
            <text:p>29</text:p>
          </table:table-cell>
          <table:table-cell table:formula="of:=[.C22]-[.D22]" office:value-type="float" office:value="31" calcext:value-type="float">
            <text:p>31</text:p>
          </table:table-cell>
          <table:table-cell table:formula="of:=[.D22]-[.E22]" office:value-type="float" office:value="21" calcext:value-type="float">
            <text:p>21</text:p>
          </table:table-cell>
          <table:table-cell table:formula="of:=[.E22]-[.F22]" office:value-type="float" office:value="5" calcext:value-type="float">
            <text:p>5</text:p>
          </table:table-cell>
          <table:table-cell table:formula="of:=[.F22]-[.G22]" office:value-type="float" office:value="1" calcext:value-type="float">
            <text:p>1</text:p>
          </table:table-cell>
          <table:table-cell table:formula="of:=[.G22]-[.H22]" office:value-type="float" office:value="1" calcext:value-type="float">
            <text:p>1</text:p>
          </table:table-cell>
          <table:table-cell table:formula="of:=[.H22]-[.I22]" office:value-type="float" office:value="0" calcext:value-type="float">
            <text:p>0</text:p>
          </table:table-cell>
          <table:table-cell table:formula="of:=[.I22]-[.J22]" office:value-type="float" office:value="0" calcext:value-type="float">
            <text:p>0</text:p>
          </table:table-cell>
          <table:table-cell table:formula="of:=[.J22]-[.K22]" office:value-type="float" office:value="0" calcext:value-type="float">
            <text:p>0</text:p>
          </table:table-cell>
          <table:table-cell table:formula="of:=[.K22]-[.K22]" office:value-type="float" office:value="0" calcext:value-type="float">
            <text:p>0</text:p>
          </table:table-cell>
          <table:table-cell table:number-columns-repeated="99"/>
        </table:table-row>
        <table:table-row table:style-name="ro1" table:number-rows-repeated="4">
          <table:table-cell table:number-columns-repeated="110"/>
        </table:table-row>
        <table:table-row table:style-name="ro1">
          <table:table-cell office:value-type="string" calcext:value-type="string">
            <text:p>TFIDF</text:p>
          </table:table-cell>
          <table:table-cell table:number-columns-repeated="1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20:16:37.63763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1:19:51.427766441</meta:creation-date>
    <dc:date>2018-08-08T21:51:21.326656685</dc:date>
    <meta:editing-duration>PT6M41S</meta:editing-duration>
    <meta:editing-cycles>3</meta:editing-cycles>
    <meta:generator>LibreOffice/4.2.8.2$Linux_X86_64 LibreOffice_project/420m0$Build-2</meta:generator>
    <meta:document-statistic meta:table-count="1" meta:cell-count="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Git - SO similarity scores</text:p>
        </chart:title>
        <chart:legend chart:legend-position="end" svg:x="13.684cm" svg:y="3.205cm" style:legend-expansion="high" chart:style-name="ch3"/>
        <chart:plot-area chart:style-name="ch4" table:cell-range-address="Sheet1.A17:Sheet1.K22" chart:data-source-has-labels="both" svg:x="1.331cm" svg:y="1.301cm" svg:width="12.033cm" svg:height="6.538cm">
          <chartooo:coordinate-region svg:x="2.138cm" svg:y="1.5cm" svg:width="11.226cm" svg:height="5.692cm"/>
          <chart:axis chart:dimension="x" chart:name="primary-x" chart:style-name="ch5" chartooo:axis-type="auto">
            <chartooo:date-scale/>
            <chart:title svg:x="5.768cm" svg:y="8.019cm" chart:style-name="ch6">
              <text:p>Similarity higher than</text:p>
            </chart:title>
            <chart:categories table:cell-range-address="Sheet1.B17:Sheet1.K17"/>
          </chart:axis>
          <chart:axis chart:dimension="y" chart:name="primary-y" chart:style-name="ch7">
            <chart:title svg:x="0.451cm" svg:y="5.064cm" chart:style-name="ch8">
              <text:p>Count</text:p>
            </chart:title>
            <chart:grid chart:style-name="ch9" chart:class="major"/>
          </chart:axis>
          <chart:series chart:style-name="ch10" chart:values-cell-range-address="Sheet1.B18:Sheet1.K18" chart:label-cell-address="Sheet1.A18:Sheet1.A18" chart:class="chart:bar">
            <chart:data-point chart:repeated="10"/>
          </chart:series>
          <chart:series chart:style-name="ch11" chart:values-cell-range-address="Sheet1.B19:Sheet1.K19" chart:label-cell-address="Sheet1.A19:Sheet1.A19" chart:class="chart:bar">
            <chart:data-point chart:repeated="10"/>
          </chart:series>
          <chart:series chart:style-name="ch12" chart:values-cell-range-address="Sheet1.B20:Sheet1.K20" chart:label-cell-address="Sheet1.A20:Sheet1.A20" chart:class="chart:bar">
            <chart:data-point chart:repeated="10"/>
          </chart:series>
          <chart:series chart:style-name="ch13" chart:values-cell-range-address="Sheet1.B21:Sheet1.K21" chart:label-cell-address="Sheet1.A21:Sheet1.A21" chart:class="chart:bar">
            <chart:data-point chart:repeated="10"/>
          </chart:series>
          <chart:series chart:style-name="ch14" chart:values-cell-range-address="Sheet1.B22:Sheet1.K22" chart:label-cell-address="Sheet1.A22:Sheet1.A22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7:Sheet1.K1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atches</text:p>
                <draw:g>
                  <svg:desc>Sheet1.A18:Sheet1.A18</svg:desc>
                </draw:g>
              </table:table-cell>
              <table:table-cell office:value-type="float" office:value="88">
                <text:p>88</text:p>
                <draw:g>
                  <svg:desc>Sheet1.B18:Sheet1.K18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1</text:p>
                <draw:g>
                  <svg:desc>Sheet1.A19:Sheet1.A19</svg:desc>
                </draw:g>
              </table:table-cell>
              <table:table-cell office:value-type="float" office:value="88">
                <text:p>88</text:p>
                <draw:g>
                  <svg:desc>Sheet1.B19:Sheet1.K19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2</text:p>
                <draw:g>
                  <svg:desc>Sheet1.A20:Sheet1.A20</svg:desc>
                </draw:g>
              </table:table-cell>
              <table:table-cell office:value-type="float" office:value="88">
                <text:p>88</text:p>
                <draw:g>
                  <svg:desc>Sheet1.B20:Sheet1.K20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3</text:p>
                <draw:g>
                  <svg:desc>Sheet1.A21:Sheet1.A21</svg:desc>
                </draw:g>
              </table:table-cell>
              <table:table-cell office:value-type="float" office:value="88">
                <text:p>88</text:p>
                <draw:g>
                  <svg:desc>Sheet1.B21:Sheet1.K21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 4</text:p>
                <draw:g>
                  <svg:desc>Sheet1.A22:Sheet1.A22</svg:desc>
                </draw:g>
              </table:table-cell>
              <table:table-cell office:value-type="float" office:value="88">
                <text:p>88</text:p>
                <draw:g>
                  <svg:desc>Sheet1.B22:Sheet1.K2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